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409e" officeooo:paragraph-rsid="0007409e"/>
    </style:style>
    <style:style style:name="P2" style:family="paragraph" style:parent-style-name="Standard">
      <style:paragraph-properties fo:text-align="center" style:justify-single-word="false"/>
      <style:text-properties officeooo:rsid="0007409e" officeooo:paragraph-rsid="0007409e"/>
    </style:style>
    <style:style style:name="P3" style:family="paragraph" style:parent-style-name="Standard">
      <style:text-properties fo:font-style="italic" officeooo:rsid="0007409e" officeooo:paragraph-rsid="0007409e" style:font-style-asian="italic" style:font-style-complex="italic"/>
    </style:style>
    <style:style style:name="P4" style:family="paragraph" style:parent-style-name="Standard">
      <style:text-properties officeooo:rsid="000847eb" officeooo:paragraph-rsid="000847eb"/>
    </style:style>
    <style:style style:name="P5" style:family="paragraph" style:parent-style-name="Standard">
      <style:text-properties officeooo:rsid="00098fa2" officeooo:paragraph-rsid="00098fa2"/>
    </style:style>
    <style:style style:name="P6" style:family="paragraph" style:parent-style-name="Standard">
      <style:text-properties officeooo:rsid="0009ecb1" officeooo:paragraph-rsid="0009ecb1"/>
    </style:style>
    <style:style style:name="P7" style:family="paragraph" style:parent-style-name="Standard">
      <style:text-properties officeooo:rsid="000c9833" officeooo:paragraph-rsid="000c9833"/>
    </style:style>
    <style:style style:name="P8" style:family="paragraph" style:parent-style-name="Standard">
      <style:text-properties officeooo:rsid="000e1a03" officeooo:paragraph-rsid="000e1a03"/>
    </style:style>
    <style:style style:name="P9" style:family="paragraph" style:parent-style-name="Standard">
      <style:text-properties officeooo:rsid="000eb69e" officeooo:paragraph-rsid="000eb69e"/>
    </style:style>
    <style:style style:name="P10" style:family="paragraph" style:parent-style-name="Standard">
      <style:text-properties officeooo:rsid="000f56c2" officeooo:paragraph-rsid="000f56c2"/>
    </style:style>
    <style:style style:name="P11" style:family="paragraph" style:parent-style-name="Standard">
      <style:text-properties officeooo:rsid="000ff399" officeooo:paragraph-rsid="000ff399"/>
    </style:style>
    <style:style style:name="P12" style:family="paragraph" style:parent-style-name="Standard">
      <style:text-properties officeooo:rsid="0012310b" officeooo:paragraph-rsid="0012310b"/>
    </style:style>
    <style:style style:name="P13" style:family="paragraph" style:parent-style-name="Title">
      <style:text-properties officeooo:rsid="00098fa2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officeooo:rsid="000847eb"/>
    </style:style>
    <style:style style:name="T2" style:family="text">
      <style:text-properties officeooo:rsid="00098fa2"/>
    </style:style>
    <style:style style:name="T3" style:family="text">
      <style:text-properties officeooo:rsid="0009ecb1"/>
    </style:style>
    <style:style style:name="T4" style:family="text">
      <style:text-properties officeooo:rsid="000b5984"/>
    </style:style>
    <style:style style:name="T5" style:family="text">
      <style:text-properties officeooo:rsid="000c9833"/>
    </style:style>
    <style:style style:name="T6" style:family="text">
      <style:text-properties officeooo:rsid="000eb69e"/>
    </style:style>
    <style:style style:name="T7" style:family="text">
      <style:text-properties fo:font-style="italic" officeooo:rsid="000eb69e" style:font-style-asian="italic" style:font-style-complex="italic"/>
    </style:style>
    <style:style style:name="T8" style:family="text">
      <style:text-properties officeooo:rsid="000f56c2"/>
    </style:style>
    <style:style style:name="T9" style:family="text">
      <style:text-properties officeooo:rsid="000ff399"/>
    </style:style>
    <style:style style:name="T10" style:family="text">
      <style:text-properties officeooo:rsid="0011996d"/>
    </style:style>
    <style:style style:name="T11" style:family="text">
      <style:text-properties officeooo:rsid="0012310b"/>
    </style:style>
    <style:style style:name="T12" style:family="text">
      <style:text-properties officeooo:rsid="00128c63"/>
    </style:style>
    <style:style style:name="T13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201in" svg:stroke-color="#000000" draw:marker-start-width="0.1689in" draw:marker-end-width="0.1689in" draw:fill="none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vatar Graphs</text:p>
      <text:p text:style-name="P2">by Sven Nilsen, 2020</text:p>
      <text:p text:style-name="P1"/>
      <text:p text:style-name="P3">In this paper I represent a <text:span text:style-name="T5">graph</text:span> of constructive <text:span text:style-name="T2">avatars</text:span> and show that all paths from <text:span text:style-name="T12">the unique n-avatar</text:span> to <text:span text:style-name="T12">1-avatars</text:span> is isomorphic to <text:span text:style-name="T1">Cartesian combinatorics.</text:span></text:p>
      <text:p text:style-name="P1"/>
      <text:p text:style-name="P4">A core self is a node that is identified as the undefinable notion of an observer.</text:p>
      <text:p text:style-name="P4">All meaning of objects in the world is derived from paths, starting at the object and ending at the core.</text:p>
      <text:p text:style-name="P4"/>
      <text:p text:style-name="P4"><draw:frame text:anchor-type="paragraph" draw:z-index="15" draw:name="Shape3" draw:style-name="gr4" draw:text-style-name="P17" svg:width="0.8142in" svg:height="0.2185in" svg:x="3.0555in" svg:y="0.1264in"><draw:text-box><text:p><text:span text:style-name="T13">path</text:span></text:p></draw:text-box></draw:frame></text:p>
      <text:p text:style-name="P4"><draw:custom-shape text:anchor-type="paragraph" draw:z-index="2" draw:name="Shape1" draw:style-name="gr2" draw:text-style-name="P15" svg:width="0.263in" svg:height="0.263in" svg:x="2.4429in" svg:y="0.1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15" svg:width="0.263in" svg:height="0.263in" svg:x="3.957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4" draw:name="Shape2" draw:style-name="gr1" draw:text-style-name="P15" svg:x1="2.7055in" svg:y1="0.0409in" svg:x2="3.9571in" svg:y2="0.0319in"><text:p/></draw:line></text:p>
      <text:p text:style-name="P4"><draw:frame text:anchor-type="paragraph" draw:z-index="5" draw:name="Shape3" draw:style-name="gr3" draw:text-style-name="P16" svg:width="0.526in" svg:height="0.2717in" svg:x="2.3547in" svg:y="0.1028in"><draw:text-box><text:p>object</text:p></draw:text-box></draw:frame><draw:frame text:anchor-type="paragraph" draw:z-index="6" draw:name="Shape3" draw:style-name="gr4" draw:text-style-name="P17" svg:width="0.8142in" svg:height="0.2185in" svg:x="3.8161in" svg:y="0.0591in"><draw:text-box><text:p><text:span text:style-name="T13">core self</text:span></text:p></draw:text-box></draw:frame></text:p>
      <text:p text:style-name="P4"/>
      <text:p text:style-name="P5"/>
      <text:p text:style-name="P5">The observer models meaning as information stored inside the path, not inside the core self.</text:p>
      <text:p text:style-name="P12">A core self is like an atom, it contains no internal relations (edges) that can be used for introspection.</text:p>
      <text:p text:style-name="P5"><text:span text:style-name="T11">Normally, i</text:span>nformation stored in edges does not permit introspection of the core self.<text:line-break/><text:span text:style-name="T11">However,</text:span> one can encode <text:span text:style-name="T11">such </text:span>information <text:span text:style-name="T11">used for introspection </text:span>inside an avatar:</text:p>
      <text:p text:style-name="P5"/>
      <text:p text:style-name="P5"><draw:custom-shape text:anchor-type="paragraph" draw:z-index="7" draw:name="Shape1" draw:style-name="gr2" draw:text-style-name="P15" svg:width="0.263in" svg:height="0.263in" svg:x="1.6118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2" draw:text-style-name="P15" svg:width="0.263in" svg:height="0.263in" svg:x="3.1083in" svg:y="0.1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2" draw:text-style-name="P15" svg:width="0.263in" svg:height="0.263in" svg:x="4.6047in" svg:y="0.1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9" draw:name="Shape2" draw:style-name="gr1" draw:text-style-name="P15" svg:x1="1.8744in" svg:y1="0.1016in" svg:x2="3.126in" svg:y2="0.0925in"><text:p/></draw:line><draw:line text:anchor-type="paragraph" draw:z-index="12" draw:name="Shape2" draw:style-name="gr1" draw:text-style-name="P15" svg:x1="3.3709in" svg:y1="0.0929in" svg:x2="4.6224in" svg:y2="0.0839in"><text:p/></draw:line></text:p>
      <text:p text:style-name="P5"><draw:frame text:anchor-type="paragraph" draw:z-index="14" draw:name="Shape3" draw:style-name="gr4" draw:text-style-name="P17" svg:width="0.8142in" svg:height="0.2185in" svg:x="4.4811in" svg:y="0.1811in"><draw:text-box><text:p><text:span text:style-name="T13">core self</text:span></text:p></draw:text-box></draw:frame></text:p>
      <text:p text:style-name="P5"><draw:frame text:anchor-type="paragraph" draw:z-index="10" draw:name="Shape3" draw:style-name="gr3" draw:text-style-name="P16" svg:width="0.526in" svg:height="0.2717in" svg:x="1.5417in" svg:y="0.0063in"><draw:text-box><text:p>object</text:p></draw:text-box></draw:frame><draw:frame text:anchor-type="paragraph" draw:z-index="11" draw:name="Shape3" draw:style-name="gr4" draw:text-style-name="P17" svg:width="0.5217in" svg:height="0.2185in" svg:x="3.0638in" svg:y="0.0154in"><draw:text-box><text:p><text:span text:style-name="T13">avatar</text:span></text:p></draw:text-box></draw:frame></text:p>
      <text:p text:style-name="P5"/>
      <text:p text:style-name="P5">The avatar is a representation of the core self that acts in a role, such that all paths going to the avatar are associated with that role. <text:span text:style-name="T3">A core self can create many avatars, however, avatars can not communicate among themselves. All avatars relay information to the core self in a directional matter.</text:span></text:p>
      <text:p text:style-name="P5"/>
      <text:p text:style-name="P6">The problem of making avatars consistent with the core self can be solved by <text:span text:style-name="T4">adding 2-avatars that relay information to avatars relaying information to the core. A 2-avatar is responsible for sending information to each avatar such that their actions are consistent with the core self and not contradictory to each other:</text:span></text:p>
      <text:p text:style-name="P6"><draw:custom-shape text:anchor-type="paragraph" draw:z-index="17" draw:name="Shape1" draw:style-name="gr2" draw:text-style-name="P15" svg:width="0.263in" svg:height="0.263in" svg:x="3.5362in" svg:y="0.031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14" svg:x1="2.9201in" svg:y1="0.4732in" svg:x2="3.5362in" svg:y2="0.1835in"><text:p/></draw:line></text:p>
      <text:p text:style-name="P6"><draw:line text:anchor-type="paragraph" draw:z-index="21" draw:name="Shape2" draw:style-name="gr1" draw:text-style-name="P15" svg:x1="3.7984in" svg:y1="0.0264in" svg:x2="4.5429in" svg:y2="0.2618in"><text:p/></draw:line><draw:custom-shape text:anchor-type="paragraph" draw:z-index="22" draw:name="Shape1" draw:style-name="gr2" draw:text-style-name="P15" svg:width="0.263in" svg:height="0.263in" svg:x="4.5256in" svg:y="0.12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2" draw:text-style-name="P15" svg:width="0.263in" svg:height="0.263in" svg:x="2.7661in" svg:y="0.1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2" draw:text-style-name="P15" svg:width="0.263in" svg:height="0.263in" svg:x="1.5327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18" draw:name="Shape2" draw:style-name="gr1" draw:text-style-name="P15" svg:x1="1.7953in" svg:y1="0.0874in" svg:x2="2.7661in" svg:y2="0.0874in"><text:p/></draw:line><draw:frame text:anchor-type="paragraph" draw:z-index="23" draw:name="Shape3" draw:style-name="gr5" draw:text-style-name="P17" svg:width="0.8142in" svg:height="0.2539in" svg:x="4.9791in" svg:y="0.089in"><draw:text-box><text:p><text:span text:style-name="T13">core self</text:span></text:p></draw:text-box></draw:frame><draw:line text:anchor-type="paragraph" draw:z-index="0" draw:name="Shape2" draw:style-name="gr1" draw:text-style-name="P14" svg:x1="2.9201in" svg:y1="0.0898in" svg:x2="3.5272in" svg:y2="0.3598in"><text:p/></draw:line><draw:line text:anchor-type="paragraph" draw:z-index="26" draw:name="Shape2" draw:style-name="gr1" draw:text-style-name="P15" svg:x1="3.7898in" svg:y1="0.3248in" svg:x2="4.526in" svg:y2="0.1319in"><text:p/></draw:line></text:p>
      <text:p text:style-name="P6"><draw:frame text:anchor-type="paragraph" draw:z-index="19" draw:name="Shape3" draw:style-name="gr3" draw:text-style-name="P16" svg:width="0.526in" svg:height="0.2717in" svg:x="1.4626in" svg:y="0.0807in"><draw:text-box><text:p>object</text:p></draw:text-box></draw:frame><draw:frame text:anchor-type="paragraph" draw:z-index="20" draw:name="Shape3" draw:style-name="gr4" draw:text-style-name="P17" svg:width="0.8142in" svg:height="0.2185in" svg:x="2.6354in" svg:y="0.1244in"><draw:text-box><text:p><text:span text:style-name="T13">2-avatar</text:span></text:p></draw:text-box></draw:frame><draw:custom-shape text:anchor-type="paragraph" draw:z-index="25" draw:name="Shape1" draw:style-name="gr2" draw:text-style-name="P15" svg:width="0.263in" svg:height="0.263in" svg:x="3.5272in" svg:y="0.0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frame text:anchor-type="paragraph" draw:z-index="27" draw:name="Shape3" draw:style-name="gr4" draw:text-style-name="P17" svg:width="0.8142in" svg:height="0.2185in" svg:x="3.4575in" svg:y="0.1862in"><draw:text-box><text:p><text:span text:style-name="T13">1-avatar</text:span></text:p></draw:text-box></draw:frame></text:p>
      <text:p text:style-name="P6"/>
      <text:p text:style-name="P6"><draw:custom-shape text:anchor-type="paragraph" draw:z-index="29" draw:name="Shape1" draw:style-name="gr7" draw:text-style-name="P19" svg:width="0.263in" svg:height="0.263in" svg:x="3.5362in" svg:y="0.125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31" draw:name="Shape2" draw:style-name="gr9" draw:text-style-name="P15" svg:x1="3.7984in" svg:y1="0.0854in" svg:x2="4.5429in" svg:y2="0.3209in"><text:p/></draw:line><draw:line text:anchor-type="paragraph" draw:z-index="34" draw:name="Shape2" draw:style-name="gr11" draw:text-style-name="P14" svg:x1="2.898in" svg:y1="0.3283in" svg:x2="3.6508in" svg:y2="0.0665in"><text:p/></draw:line><draw:custom-shape text:anchor-type="paragraph" draw:z-index="32" draw:name="Shape1" draw:style-name="gr10" draw:text-style-name="P20" svg:width="0.263in" svg:height="0.263in" svg:x="4.5256in" svg:y="0.1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33" draw:name="Shape1" draw:style-name="gr7" draw:text-style-name="P19" svg:width="0.263in" svg:height="0.263in" svg:x="2.7661in" svg:y="0.02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2" draw:style-name="gr11" draw:text-style-name="P14" svg:x1="2.898in" svg:y1="0.1366in" svg:x2="3.6681in" svg:y2="0.4429in"><text:p/></draw:line><draw:line text:anchor-type="paragraph" draw:z-index="37" draw:name="Shape2" draw:style-name="gr11" draw:text-style-name="P15" svg:x1="3.6681in" svg:y1="0.4429in" svg:x2="4.639in" svg:y2="0.1366in"><text:p/></draw:line><draw:custom-shape text:anchor-type="paragraph" draw:z-index="28" draw:name="Shape1" draw:style-name="gr6" draw:text-style-name="P18" svg:width="0.263in" svg:height="0.263in" svg:x="1.4972in" svg:y="0.0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2" draw:style-name="gr8" draw:text-style-name="P15" svg:x1="1.7953in" svg:y1="0.1465in" svg:x2="2.7661in" svg:y2="0.1465in"><text:p/></draw:line></text:p>
      <text:p text:style-name="P6"><draw:custom-shape text:anchor-type="paragraph" draw:z-index="35" draw:name="Shape1" draw:style-name="gr7" draw:text-style-name="P19" svg:width="0.263in" svg:height="0.263in" svg:x="3.5272in" svg:y="0.1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p text:style-name="P6"/>
      <text:p text:style-name="P7">This idea is generalized with a simpler notation and all objects are erased from the graph.</text:p>
      <text:p text:style-name="P11"><text:soft-page-break/>Usually, it is difficult to figure out where the core self is hiding in a network of avatars.</text:p>
      <text:p text:style-name="P8"><text:span text:style-name="T9">O</text:span>ne wishes to study graphs where the core self can occur more than one place.</text:p>
      <text:p text:style-name="P8">Since the previous graph is symmetric with respect to the core self, all avatars can act as the core self:</text:p>
      <text:p text:style-name="P8"/>
      <text:p text:style-name="P8"><draw:custom-shape text:anchor-type="paragraph" draw:z-index="43" draw:name="Shape1" draw:style-name="gr12" draw:text-style-name="P20" svg:width="0.263in" svg:height="0.263in" svg:x="3.1598in" svg:y="0.0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39" draw:name="Shape2" draw:style-name="gr9" draw:text-style-name="P15" svg:x1="3.3008in" svg:y1="0.0016in" svg:x2="4.0535in" svg:y2="0.315in"><text:p/></draw:line><draw:custom-shape text:anchor-type="paragraph" draw:z-index="40" draw:name="Shape1" draw:style-name="gr10" draw:text-style-name="P20" svg:width="0.263in" svg:height="0.263in" svg:x="3.9138in" svg:y="0.1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2" draw:style-name="gr11" draw:text-style-name="P14" svg:x1="2.5134in" svg:y1="0.3146in" svg:x2="3.2661in" svg:y2="0.0528in"><text:p/></draw:line></text:p>
      <text:p text:style-name="P8"><draw:custom-shape text:anchor-type="paragraph" draw:z-index="41" draw:name="Shape1" draw:style-name="gr12" draw:text-style-name="P20" svg:width="0.263in" svg:height="0.263in" svg:x="2.3638in" svg:y="0.0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2" draw:style-name="gr11" draw:text-style-name="P14" svg:x1="2.4957in" svg:y1="0.1339in" svg:x2="3.2657in" svg:y2="0.4402in"><text:p/></draw:line><draw:line text:anchor-type="paragraph" draw:z-index="45" draw:name="Shape2" draw:style-name="gr11" draw:text-style-name="P15" svg:x1="3.2661in" svg:y1="0.4402in" svg:x2="4.0535in" svg:y2="0.1228in"><text:p/></draw:line></text:p>
      <text:p text:style-name="P8"><draw:custom-shape text:anchor-type="paragraph" draw:z-index="38" draw:name="Shape1" draw:style-name="gr12" draw:text-style-name="P20" svg:width="0.263in" svg:height="0.263in" svg:x="3.1339in" svg:y="0.1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><draw:custom-shape text:anchor-type="paragraph" draw:z-index="46" draw:name="Shape1" draw:style-name="gr13" draw:text-style-name="P19" svg:width="0.263in" svg:height="0.263in" svg:x="3.1425in" svg:y="0.4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" draw:style-name="gr13" draw:text-style-name="P19" svg:width="0.263in" svg:height="0.263in" svg:x="2.4602in" svg:y="1.37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" draw:style-name="gr13" draw:text-style-name="P19" svg:width="0.263in" svg:height="0.263in" svg:x="3.7902in" svg:y="1.3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11" draw:text-style-name="P14" svg:x1="2.5917in" svg:y1="1.5205in" svg:x2="3.2654in" svg:y2="0.628in"><text:p/></draw:line><draw:line text:anchor-type="paragraph" draw:z-index="50" draw:name="Shape2" draw:style-name="gr11" draw:text-style-name="P14" svg:x1="3.9134in" svg:y1="1.5205in" svg:x2="3.2654in" svg:y2="0.628in"><text:p/></draw:line><draw:line text:anchor-type="paragraph" draw:z-index="51" draw:name="Shape2" draw:style-name="gr11" draw:text-style-name="P14" svg:x1="3.9134in" svg:y1="1.5201in" svg:x2="2.5917in" svg:y2="1.5201in"><text:p/></draw:line>There are graphs that can not have any core self, e.g. a triangl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ll n-avatars added at the same level are in some sense trivial, once one of them exists.</text:p>
      <text:p text:style-name="P8">Therefore, it <text:span text:style-name="T6">is only interesting to study graphs where there exists a </text:span><text:span text:style-name="T7">unique</text:span><text:span text:style-name="T6"> n-avatar per core self.</text:span></text:p>
      <text:p text:style-name="P9">There can be several ways to construct the graph, but they all need to be isomorphic to each other.</text:p>
      <text:p text:style-name="P8"/>
      <text:p text:style-name="P9">For every core self, there is an associated avatar which corresponds to the unique n-avatar:</text:p>
      <text:p text:style-name="P9"><draw:custom-shape text:anchor-type="paragraph" draw:z-index="74" draw:name="Shape1" draw:style-name="gr7" draw:text-style-name="P19" svg:width="0.263in" svg:height="0.263in" svg:x="4.281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73" draw:name="Shape1" draw:style-name="gr7" draw:text-style-name="P19" svg:width="0.263in" svg:height="0.263in" svg:x="3.9228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1" draw:style-name="gr7" draw:text-style-name="P19" svg:width="0.263in" svg:height="0.263in" svg:x="4.6047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11" draw:text-style-name="P15" svg:x1="4.3862in" svg:y1="0.0272in" svg:x2="4.0618in" svg:y2="0.2898in"><text:p/></draw:line><draw:line text:anchor-type="paragraph" draw:z-index="79" draw:name="Shape2" draw:style-name="gr11" draw:text-style-name="P15" svg:x1="4.3862in" svg:y1="0.0272in" svg:x2="4.7445in" svg:y2="0.2551in"><text:p/></draw:line><draw:line text:anchor-type="paragraph" draw:z-index="82" draw:name="Shape2" draw:style-name="gr14" draw:text-style-name="P15" svg:x1="4.0618in" svg:y1="0.8217in" svg:x2="4.4299in" svg:y2="0.0272in"><text:p/></draw:line><draw:line text:anchor-type="paragraph" draw:z-index="83" draw:name="Shape2" draw:style-name="gr14" draw:text-style-name="P15" svg:x1="4.7098in" svg:y1="0.8217in" svg:x2="4.4299in" svg:y2="0.0272in"><text:p/></draw:line><draw:line text:anchor-type="paragraph" draw:z-index="53" draw:name="Shape2" draw:style-name="gr9" draw:text-style-name="P15" svg:x1="2.4083in" svg:y1="0.1591in" svg:x2="3.161in" svg:y2="0.4724in"><text:p/></draw:line><draw:line text:anchor-type="paragraph" draw:z-index="56" draw:name="Shape2" draw:style-name="gr11" draw:text-style-name="P14" svg:x1="1.6035in" svg:y1="0.4835in" svg:x2="2.3736in" svg:y2="0.1681in"><text:p/></draw:line><draw:custom-shape text:anchor-type="paragraph" draw:z-index="57" draw:name="Shape1" draw:style-name="gr12" draw:text-style-name="P20" svg:width="0.263in" svg:height="0.263in" svg:x="2.2764in" svg:y="0.0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1" draw:name="Shape2" draw:style-name="gr14" draw:text-style-name="P14" svg:x1="2.4083in" svg:y1="0.1591in" svg:x2="2.3736in" svg:y2="0.7898in"><text:p/></draw:line></text:p>
      <text:p text:style-name="P9"><draw:line text:anchor-type="paragraph" draw:z-index="77" draw:name="Shape2" draw:style-name="gr11" draw:text-style-name="P15" svg:x1="4.0709in" svg:y1="0.6299in" svg:x2="4.0618in" svg:y2="0.098in"><text:p/></draw:line><draw:line text:anchor-type="paragraph" draw:z-index="80" draw:name="Shape2" draw:style-name="gr11" draw:text-style-name="P15" svg:x1="4.7098in" svg:y1="0.6299in" svg:x2="4.7098in" svg:y2="0.098in"><text:p/></draw:line><draw:line text:anchor-type="paragraph" draw:z-index="81" draw:name="Shape2" draw:style-name="gr11" draw:text-style-name="P15" svg:x1="4.0618in" svg:y1="0.098in" svg:x2="4.7445in" svg:y2="0.098in"><text:p/></draw:line><draw:custom-shape text:anchor-type="paragraph" draw:z-index="54" draw:name="Shape1" draw:style-name="gr10" draw:text-style-name="P20" svg:width="0.263in" svg:height="0.263in" svg:x="3.0217in" svg:y="0.14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12" draw:text-style-name="P20" svg:width="0.263in" svg:height="0.263in" svg:x="1.4717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58" draw:name="Shape2" draw:style-name="gr11" draw:text-style-name="P14" svg:x1="1.6035in" svg:y1="0.1in" svg:x2="2.3736in" svg:y2="0.4063in"><text:p/></draw:line><draw:line text:anchor-type="paragraph" draw:z-index="59" draw:name="Shape2" draw:style-name="gr11" draw:text-style-name="P15" svg:x1="2.3736in" svg:y1="0.4063in" svg:x2="3.161in" svg:y2="0.089in"><text:p/></draw:line><draw:line text:anchor-type="paragraph" draw:z-index="60" draw:name="Shape2" draw:style-name="gr14" draw:text-style-name="P14" svg:x1="1.6035in" svg:y1="0.1in" svg:x2="3.1in" svg:y2="0.089in"><text:p/></draw:line></text:p>
      <text:p text:style-name="P9"><draw:custom-shape text:anchor-type="paragraph" draw:z-index="71" draw:name="Shape1" draw:style-name="gr10" draw:text-style-name="P20" svg:width="0.263in" svg:height="0.263in" svg:x="3.9228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1" draw:style-name="gr10" draw:text-style-name="P20" svg:width="0.263in" svg:height="0.263in" svg:x="4.5957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" draw:style-name="gr12" draw:text-style-name="P20" svg:width="0.263in" svg:height="0.263in" svg:x="2.2417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76" draw:name="Shape2" draw:style-name="gr11" draw:text-style-name="P15" svg:x1="4.0709in" svg:y1="0.0547in" svg:x2="4.7098in" svg:y2="0.0547in"><text:p/></draw:line></text:p>
      <text:p text:style-name="P9"/>
      <text:p text:style-name="P11">The unique n-avatar can be also shared between candidates for the core self, as shown to the right.</text:p>
      <text:p text:style-name="P9"/>
      <text:p text:style-name="P9">The problem is: How do you prove that <text:span text:style-name="T8">there exists a core self given a unique n-avatar?</text:span></text:p>
      <text:p text:style-name="P9"/>
      <text:p text:style-name="P10">It turns out that if one uses Cartesian combinatorics, then each neighbor node destructs the Cartesian product, visiting every node, until the terminal node has the unit element:</text:p>
      <text:p text:style-name="P9"><draw:frame text:anchor-type="paragraph" draw:z-index="62" draw:name="Shape4" draw:style-name="gr15" draw:text-style-name="P16" svg:width="0.2012in" svg:height="0.2898in" svg:x="4.3681in" svg:y="0.8283in"><draw:text-box><text:p>()</text:p></draw:text-box></draw:frame><draw:frame text:anchor-type="paragraph" draw:z-index="63" draw:name="Shape4" draw:style-name="gr16" draw:text-style-name="P16" svg:width="0.6823in" svg:height="0.4205in" svg:x="3.2835in" svg:y="0.278in"><draw:text-box><text:p>(())</text:p></draw:text-box></draw:frame><draw:frame text:anchor-type="paragraph" draw:z-index="64" draw:name="Shape4" draw:style-name="gr17" draw:text-style-name="P17" svg:width="0.3587in" svg:height="0.2386in" svg:x="3.2835in" svg:y="1.2752in"><draw:text-box><text:p><text:span text:style-name="T13">(())</text:span></text:p></draw:text-box></draw:frame><draw:frame text:anchor-type="paragraph" draw:z-index="65" draw:name="Shape4" draw:style-name="gr16" draw:text-style-name="P16" svg:width="0.6823in" svg:height="0.4205in" svg:x="2.2071in" svg:y="0.802in"><draw:text-box><text:p>((()),(()))</text:p></draw:text-box></draw:frame><draw:line text:anchor-type="paragraph" draw:z-index="66" draw:name="Shape2" draw:style-name="gr11" draw:text-style-name="P14" svg:x1="2.478in" svg:y1="0.7492in" svg:x2="3.248in" svg:y2="0.4339in"><text:p/></draw:line><draw:line text:anchor-type="paragraph" draw:z-index="67" draw:name="Shape2" draw:style-name="gr11" draw:text-style-name="P14" svg:x1="2.5043in" svg:y1="1.0835in" svg:x2="3.2398in" svg:y2="1.3626in"><text:p/></draw:line><draw:line text:anchor-type="paragraph" draw:z-index="68" draw:name="Shape2" draw:style-name="gr11" draw:text-style-name="P14" svg:x1="4.3681in" svg:y1="1.0654in" svg:x2="3.528in" svg:y2="1.3272in"><text:p/></draw:line><draw:line text:anchor-type="paragraph" draw:z-index="69" draw:name="Shape2" draw:style-name="gr11" draw:text-style-name="P14" svg:x1="4.3681in" svg:y1="0.8283in" svg:x2="3.528in" svg:y2="0.4437in"><text:p/></draw:line></text:p>
      <text:p text:style-name="P9"/>
      <text:p text:style-name="P9"/>
      <text:p text:style-name="P9"/>
      <text:p text:style-name="P9"><draw:line text:anchor-type="paragraph" draw:z-index="70" draw:name="Shape2" draw:style-name="gr14" draw:text-style-name="P14" svg:x1="2.889in" svg:y1="0.1744in" svg:x2="4.298in" svg:y2="0.1744in"><text:p/></draw:line></text:p>
      <text:p text:style-name="P9"/>
      <text:p text:style-name="P9"/>
      <text:p text:style-name="P9"/>
      <text:p text:style-name="P9"/>
      <text:p text:style-name="P11">A such Cartesian product is possible to construct if and only <text:span text:style-name="T10">if the graph has this property.</text:span></text:p>
      <text:p text:style-name="P10"><text:span text:style-name="T9">A</text:span>ll paths <text:span text:style-name="T9">from the unique n-avatar to 1-avatars is isomorphic to Cartesian combinatorics (`(()) =&gt; ()`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57:40.333612000</meta:creation-date>
    <dc:date>2020-07-27T09:37:14.270710000</dc:date>
    <meta:editing-duration>PT20M34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4" meta:word-count="478" meta:character-count="2745" meta:non-whitespace-character-count="2291"/>
  </office:meta>
</office:document-meta>
</file>